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b2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4. </text:span>Events and Event Handling:</text:p>
      <text:p text:style-name="Standard">● Create an AngularJS application with a button element.</text:p>
      <text:p text:style-name="Standard">● Use the ng-click directive to bind a function in the controller to the button's</text:p>
      <text:p text:style-name="Standard">click event.</text:p>
      <text:p text:style-name="Standard">● Inside the function, update a variable in the scope to indicate that the button</text:p>
      <text:p text:style-name="Standard">was clicked.</text:p>
      <text:p text:style-name="Standard">● Display the value of the variable in the HTML to show the button click event was</text:p>
      <text:p text:style-name="Standard">handl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4:01:51.987642694</meta:creation-date>
    <dc:date>2024-03-07T14:02:36.897856044</dc:date>
    <meta:editing-duration>PT45S</meta:editing-duration>
    <meta:editing-cycles>1</meta:editing-cycles>
    <meta:document-statistic meta:table-count="0" meta:image-count="0" meta:object-count="0" meta:page-count="1" meta:paragraph-count="8" meta:word-count="66" meta:character-count="361" meta:non-whitespace-character-count="303"/>
    <meta:generator>LibreOffice/7.3.7.2$Linux_X86_64 LibreOffice_project/30$Build-2</meta:generator>
  </office:meta>
</office:document-meta>
</file>